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>
      <style:table-properties style:width="24.897cm" fo:margin-left="0.026cm" table:align="left"/>
    </style:style>
    <style:style style:name="Tabla1.A" style:family="table-column">
      <style:table-column-properties style:column-width="0.866cm"/>
    </style:style>
    <style:style style:name="Tabla1.B" style:family="table-column">
      <style:table-column-properties style:column-width="8.057cm"/>
    </style:style>
    <style:style style:name="Tabla1.C" style:family="table-column">
      <style:table-column-properties style:column-width="3.679cm"/>
    </style:style>
    <style:style style:name="Tabla1.D" style:family="table-column">
      <style:table-column-properties style:column-width="3.187cm"/>
    </style:style>
    <style:style style:name="Tabla1.E" style:family="table-column">
      <style:table-column-properties style:column-width="4.12cm"/>
    </style:style>
    <style:style style:name="Tabla1.F" style:family="table-column">
      <style:table-column-properties style:column-width="2.376cm"/>
    </style:style>
    <style:style style:name="Tabla1.G" style:family="table-column">
      <style:table-column-properties style:column-width="2.61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 style:data-style-name="N3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 style:data-style-name="N3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fo:language="es" fo:country="E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0pt" fo:background-color="transparen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0pt" fo:font-weight="bold" officeooo:rsid="0014f85e" officeooo:paragraph-rsid="0014f85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0pt" fo:font-weight="bold" officeooo:rsid="00177919" officeooo:paragraph-rsid="0017791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0pt" fo:font-weight="bold" officeooo:rsid="0018c61e" officeooo:paragraph-rsid="0018c61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0pt" fo:font-weight="bold" officeooo:rsid="001a68a4" officeooo:paragraph-rsid="001a68a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0pt" fo:background-color="transparen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0pt" officeooo:paragraph-rsid="00184780" fo:background-color="transparen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0pt" officeooo:paragraph-rsid="0018c61e" fo:background-color="transparen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0pt" officeooo:paragraph-rsid="001a68a4" fo:background-color="transparen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0pt" officeooo:rsid="0018c61e" officeooo:paragraph-rsid="0018c61e" fo:background-color="transparen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0pt" officeooo:rsid="001a68a4" officeooo:paragraph-rsid="001a68a4" fo:background-color="transparent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DejaVu Sans" officeooo:rsid="0018c61e" officeooo:paragraph-rsid="0018c61e"/>
    </style:style>
    <style:style style:name="P22" style:family="paragraph" style:parent-style-name="Standard">
      <style:paragraph-properties fo:text-align="justify" style:justify-single-word="false"/>
      <style:text-properties style:font-name="DejaVu Sans" officeooo:rsid="0018c61e" officeooo:paragraph-rsid="001b400c"/>
    </style:style>
    <style:style style:name="T1" style:family="text">
      <style:text-properties fo:color="#000000" fo:language="es" fo:country="VE" fo:font-style="normal" style:text-underline-style="none" fo:font-weight="normal" officeooo:rsid="00184780" style:font-name-asian="Times New Roman" style:language-asian="ar" style:country-asian="SA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" style:family="text">
      <style:text-properties fo:color="#000000" fo:language="es" fo:country="VE" fo:font-style="normal" style:text-underline-style="none" fo:font-weight="normal" officeooo:rsid="001a68a4" style:font-name-asian="Times New Roman" style:language-asian="ar" style:country-asian="SA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" style:family="text">
      <style:text-properties fo:color="#000000" fo:font-size="10pt" fo:language="es" fo:country="VE" fo:font-style="normal" style:text-underline-style="none" fo:font-weight="normal" fo:background-color="transparent" loext:char-shading-value="0" style:font-name-asian="Times New Roman" style:font-size-asian="10pt" style:language-asian="ar" style:country-asian="SA" style:font-style-asian="normal" style:font-weight-asian="normal" style:font-name-complex="Times New Roman" style:font-size-complex="10pt" style:language-complex="ar" style:country-complex="SA" style:font-weight-complex="normal"/>
    </style:style>
    <style:style style:name="T4" style:family="text">
      <style:text-properties fo:color="#000000" fo:font-size="10pt" fo:language="es" fo:country="VE" fo:font-style="normal" style:text-underline-style="none" fo:font-weight="normal" fo:background-color="transparent" loext:char-shading-value="0" style:font-name-asian="Times New Roman" style:font-size-asian="10pt" style:language-asian="ar" style:country-asian="SA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fo:language="es" fo:country="VE" fo:font-style="normal" fo:text-shadow="none" style:text-underline-style="none" fo:font-weight="normal" style:font-name-asian="Times New Roman" style:language-asian="ar" style:country-asian="SA" style:font-style-asian="normal" style:font-weight-asian="normal" style:font-name-complex="Times New Roman" style:language-complex="ar" style:country-complex="SA" style:font-style-complex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fo:language="es" fo:country="VE" fo:font-style="normal" fo:text-shadow="none" style:text-underline-style="none" fo:font-weight="normal" officeooo:rsid="0018c61e" style:font-name-asian="Times New Roman" style:language-asian="ar" style:country-asian="SA" style:font-style-asian="normal" style:font-weight-asian="normal" style:font-name-complex="Times New Roman" style:language-complex="ar" style:country-complex="SA" style:font-style-complex="normal" style:font-weight-complex="normal" style:text-emphasize="none"/>
    </style:style>
    <style:style style:name="T7" style:family="text">
      <style:text-properties fo:color="#000000" style:font-name="FreeSerif" fo:font-size="12pt" fo:language="es" fo:country="ES" fo:font-style="italic" style:text-underline-style="none" fo:font-weight="bold" fo:background-color="transparent" loext:char-shading-value="0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" style:family="text">
      <style:text-properties fo:color="#000000" style:font-name="FreeSerif" fo:font-size="12pt" fo:language="es" fo:country="ES" fo:font-style="italic" style:text-underline-style="none" fo:font-weight="bold" officeooo:rsid="001b400c" fo:background-color="transparent" loext:char-shading-value="0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5ac96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FreeSans" fo:font-size="10pt" fo:language="es" fo:country="VE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13" style:family="text">
      <style:text-properties officeooo:rsid="0014f85e"/>
    </style:style>
    <style:style style:name="T14" style:family="text">
      <style:text-properties officeooo:rsid="001747b7"/>
    </style:style>
    <style:style style:name="T15" style:family="text">
      <style:text-properties officeooo:rsid="001a68a4"/>
    </style:style>
    <style:style style:name="T16" style:family="text">
      <style:text-properties officeooo:rsid="001b400c"/>
    </style:style>
    <number:number-style style:name="N3">
      <number:number number: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° de Oferta 001</text:p>
      <text:p text:style-name="P5">Caracas, <text:span text:style-name="T13">20</text:span> <text:s/>de Julio <text:s/>de 2015</text:p>
      <text:p text:style-name="P11">Jaime Irazabal Gonzalez</text:p>
      <text:p text:style-name="P6">C.I: V.- <text:span text:style-name="T13">16923509</text:span></text:p>
      <text:p text:style-name="P6">Rif: V.- <text:span text:style-name="T13">169235097</text:span></text:p>
      <text:p text:style-name="P8"/>
      <text:p text:style-name="P2"><text:span text:style-name="T9"><text:tab/>Por medio de la presente le envío la oferta de servicio correspondiente a la <text:s/></text:span><text:span text:style-name="Internet_20_link"><text:span text:style-name="T7">Implementación de</text:span></text:span><text:span text:style-name="Internet_20_link"><text:span text:style-name="T8">l</text:span></text:span><text:span text:style-name="Internet_20_link"><text:span text:style-name="T7"> Sistema de Registro Nacional de Servicios de Información Interoperables (RNSII)</text:span></text:span><text:span text:style-name="Hipervínculo"><text:span text:style-name="T4"> del CNTI</text:span></text:span><text:span text:style-name="T9">, que se llevará a cabo en el marco del Proyecto </text:span><text:span text:style-name="T11">“</text:span><text:span text:style-name="T12">Implementación del Decreto-Ley sobre el Acceso e Intercambio Electrónico de Datos, Información y Documentos entre Órganos y Entes del Estado</text:span></text:p>
      <text:p text:style-name="P2"><text:span text:style-name="T12">Fase I</text:span><text:span text:style-name="T11"> ”</text:span><text:span text:style-name="T9">. El lapso de contratación será de Veinticuatro <text:s/>(24) semanas, desde el 20/07/2015 hasta el </text:span><text:span text:style-name="T10">21</text:span><text:span text:style-name="T9">/12/2015.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9">N°</text:p>
          </table:table-cell>
          <table:table-cell table:style-name="Tabla1.A1" office:value-type="string">
            <text:p text:style-name="P4">Producto</text:p>
          </table:table-cell>
          <table:table-cell table:style-name="Tabla1.A1" office:value-type="string">
            <text:p text:style-name="P4">Fecha de entrega</text:p>
          </table:table-cell>
          <table:table-cell table:style-name="Tabla1.A1" office:value-type="string">
            <text:p text:style-name="P4">Total de horas</text:p>
          </table:table-cell>
          <table:table-cell table:style-name="Tabla1.A1" office:value-type="string">
            <text:p text:style-name="P4">Monto</text:p>
          </table:table-cell>
          <table:table-cell table:style-name="Tabla1.A1" office:value-type="string">
            <text:p text:style-name="P4">IVA (8%)</text:p>
          </table:table-cell>
          <table:table-cell table:style-name="Tabla1.G1" office:value-type="string">
            <text:p text:style-name="P4">Monto Total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2"><text:span text:style-name="Hipervínculo"><text:span text:style-name="T3">Cronograma de trabajo según tiempo definido de contratación. </text:span></text:span></text:p>
          </table:table-cell>
          <table:table-cell table:style-name="Tabla1.A2" office:value-type="string">
            <text:p text:style-name="P17"><text:span text:style-name="Hipervínculo"><text:span text:style-name="T6">Firma del contrato</text:span></text:span></text:p>
          </table:table-cell>
          <table:table-cell table:style-name="Tabla1.A2" office:value-type="string">
            <text:p text:style-name="P16"><text:span text:style-name="Hipervínculo"><text:span text:style-name="T1">12</text:span></text:span></text:p>
          </table:table-cell>
          <table:table-cell table:style-name="Tabla1.E2" office:value-type="float" office:value="10000">
            <text:p text:style-name="P19">10.000</text:p>
          </table:table-cell>
          <table:table-cell table:style-name="Tabla1.E2" table:formula="ooow:&lt;E2&gt;*0,08" office:value-type="float" office:value="800">
            <text:p text:style-name="P7">800</text:p>
          </table:table-cell>
          <table:table-cell table:style-name="Tabla1.G2" table:formula="ooow:&lt;E2&gt;+&lt;F2&gt;" office:value-type="float" office:value="10800">
            <text:p text:style-name="P7">10.800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22">Crear y probar <text:span text:style-name="T16">e implementar</text:span> modulo de instituciones</text:p>
          </table:table-cell>
          <table:table-cell table:style-name="Tabla1.A2" office:value-type="string">
            <text:p text:style-name="P19">50 días </text:p>
          </table:table-cell>
          <table:table-cell table:style-name="Tabla1.A2" office:value-type="string">
            <text:p text:style-name="P19">600</text:p>
          </table:table-cell>
          <table:table-cell table:style-name="Tabla1.E2" office:value-type="float" office:value="60000">
            <text:p text:style-name="P19">60.000</text:p>
          </table:table-cell>
          <table:table-cell table:style-name="Tabla1.E2" office:value-type="float" office:value="4800">
            <text:p text:style-name="P19">4.800</text:p>
          </table:table-cell>
          <table:table-cell table:style-name="Tabla1.G2" office:value-type="float" office:value="64800">
            <text:p text:style-name="P19">64.800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A2" office:value-type="string">
            <text:p text:style-name="P21">Crear y probar <text:span text:style-name="T16">e implementar </text:span>modulo de usuarios</text:p>
          </table:table-cell>
          <table:table-cell table:style-name="Tabla1.A2" office:value-type="string">
            <text:p text:style-name="P19">15 días</text:p>
          </table:table-cell>
          <table:table-cell table:style-name="Tabla1.A2" office:value-type="string">
            <text:p text:style-name="P19">180</text:p>
          </table:table-cell>
          <table:table-cell table:style-name="Tabla1.E2" office:value-type="float" office:value="30000">
            <text:p text:style-name="P19">30.000</text:p>
          </table:table-cell>
          <table:table-cell table:style-name="Tabla1.E2" office:value-type="float" office:value="2400">
            <text:p text:style-name="P19">2.400</text:p>
          </table:table-cell>
          <table:table-cell table:style-name="Tabla1.G2" office:value-type="float" office:value="32400">
            <text:p text:style-name="P19">32.400</text:p>
          </table:table-cell>
        </table:table-row>
        <table:table-row>
          <table:table-cell table:style-name="Tabla1.A2" office:value-type="string">
            <text:p text:style-name="P13">4</text:p>
          </table:table-cell>
          <table:table-cell table:style-name="Tabla1.A2" office:value-type="string">
            <text:p text:style-name="P22">Crear y probar <text:span text:style-name="T16">e implementar <text:s/></text:span>modulo de <text:span text:style-name="T15">SII</text:span></text:p>
          </table:table-cell>
          <table:table-cell table:style-name="Tabla1.A2" office:value-type="string">
            <text:p text:style-name="P20">56 días</text:p>
          </table:table-cell>
          <table:table-cell table:style-name="Tabla1.A2" office:value-type="string">
            <text:p text:style-name="P20">672</text:p>
          </table:table-cell>
          <table:table-cell table:style-name="Tabla1.E2" office:value-type="float" office:value="38640">
            <text:p text:style-name="P20">38.640</text:p>
          </table:table-cell>
          <table:table-cell table:style-name="Tabla1.E2" office:value-type="float" office:value="3360">
            <text:p text:style-name="P20">3.360</text:p>
          </table:table-cell>
          <table:table-cell table:style-name="Tabla1.G2" office:value-type="float" office:value="42000">
            <text:p text:style-name="P20">42.000</text:p>
          </table:table-cell>
        </table:table-row>
        <table:table-row>
          <table:table-cell table:style-name="Tabla1.A2" table:number-columns-spanned="3" office:value-type="string">
            <text:p text:style-name="P5">TOTAL <text:s text:c="3"/></text:p>
          </table:table-cell>
          <table:covered-table-cell/>
          <table:covered-table-cell/>
          <table:table-cell table:style-name="Tabla1.A2" office:value-type="string">
            <text:p text:style-name="P14">1464</text:p>
          </table:table-cell>
          <table:table-cell table:style-name="Tabla1.E2" office:value-type="float" office:value="138640">
            <text:p text:style-name="P14">138.640</text:p>
          </table:table-cell>
          <table:table-cell table:style-name="Tabla1.E2" office:value-type="float" office:value="11360">
            <text:p text:style-name="P14">11.360</text:p>
          </table:table-cell>
          <table:table-cell table:style-name="Tabla1.G2" office:value-type="float" office:value="150000">
            <text:p text:style-name="P12">150.000</text:p>
          </table:table-cell>
        </table:table-row>
      </table:table>
      <text:p text:style-name="P2"/>
      <text:p text:style-name="P2"/>
      <text:p text:style-name="P3">_______________________________</text:p>
      <text:p text:style-name="P3">Jaime Irazabal</text:p>
      <text:p text:style-name="P3">CI V.- <text:span text:style-name="T14">169235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 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4cm" style:writing-mode="lr-tb"/>
      <style:text-properties style:use-window-font-color="true" style:font-name="Liberation Serif" fo:font-size="12pt" fo:language="es" fo:country="VE" style:letter-kerning="true" style:font-name-asian="DejaVu Sans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independiente1" style:display-name="Texto independiente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ierra </meta:initial-creator>
    <meta:creation-date>2013-03-13T15:16:28</meta:creation-date>
    <dc:date>2015-07-06T13:15:29.411920039</dc:date>
    <meta:editing-duration>PT10H59S</meta:editing-duration>
    <meta:editing-cycles>70</meta:editing-cycles>
    <meta:generator>LibreOffice/4.2.8.2$Linux_x86 LibreOffice_project/420m0$Build-2</meta:generator>
    <meta:printed-by>Lila Garcia</meta:printed-by>
    <meta:print-date>2013-04-24T11:42:15</meta:print-date>
    <meta:document-statistic meta:table-count="1" meta:image-count="0" meta:object-count="0" meta:page-count="1" meta:paragraph-count="50" meta:word-count="180" meta:character-count="1072" meta:non-whitespace-character-count="930"/>
  </office:meta>
</office:document-meta>
</file>